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ModelGroup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ModelGroupImpl.SchemaModelGroupImpl( Schema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ModelGroupImp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AttForm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init( QName name , String targetNamespace , boolean chameleon , String elemFormDefault , String attFormDefault , boolean redefinition , XmlObject x , SchemaAnnotation a , Object user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ModelGroup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isR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ElemForm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SchemaModelGroupImpl( SchemaContainer container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ModelGroup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Chameleon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ModelGroup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ModelGroupImpl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